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3.2992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7146in"/>
    </style:style>
    <style:style style:name="co10" style:family="table-column">
      <style:table-column-properties fo:break-before="auto" style:column-width="1.74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39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fo:border="0.0008in solid #000000"/>
      <style:text-properties style:font-name="Verdana"/>
    </style:style>
    <style:style style:name="ce5" style:family="table-cell" style:parent-style-name="Default">
      <style:table-cell-properties fo:background-color="#dddddd" fo:border="0.0008in solid #000000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Verdana"/>
    </style:style>
    <style:style style:name="ce8" style:family="table-cell" style:parent-style-name="Default">
      <style:table-cell-properties fo:background-color="#dddddd" style:text-align-source="fix" style:repeat-content="false" fo:border="0.0008in solid #000000"/>
      <style:paragraph-properties fo:text-align="end" fo:margin-left="0in"/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08in solid #000000"/>
      <style:text-properties style:font-name="Verdana" fo:font-weight="normal" style:font-weight-asian="normal" style:font-weight-complex="normal"/>
    </style:style>
    <style:style style:name="ce13" style:family="table-cell" style:parent-style-name="Default">
      <style:table-cell-properties fo:border="0.0008in solid #000000"/>
      <style:text-properties style:font-name="Verdana" fo:font-weight="bold" style:font-weight-asian="bold" style:font-weight-complex="bold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ext-properties style:font-name="Verdana" fo:font-size="8pt" style:font-size-asian="8pt" style:font-size-complex="8pt"/>
    </style:style>
  </office:automatic-styles>
  <office:body>
    <office:spreadsheet>
      <table:table table:name="Folha1" table:style-name="ta1" table:print="false">
        <table:table-column table:style-name="co2" table:default-cell-style-name="ce2"/>
        <table:table-column table:style-name="co3" table:default-cell-style-name="ce3"/>
        <table:table-column table:style-name="co5" table:default-cell-style-name="ce6"/>
        <table:table-column table:style-name="co4" table:default-cell-style-name="ce6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4" table:number-columns-repeated="1013" table:default-cell-style-name="ce3"/>
        <table:table-row table:style-name="ro3">
          <table:table-cell table:style-name="ce1" office:value-type="string">
            <text:p>struct WECHO</text:p>
          </table:table-cell>
          <table:table-cell/>
          <table:table-cell office:value-type="string">
            <text:p>BYTES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DRUM TRACKS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12" office:value-type="string">
            <text:p>Flash Page Size</text:p>
          </table:table-cell>
          <table:table-cell table:style-name="ce4" office:value-type="float" office:value="256">
            <text:p>256</text:p>
          </table:table-cell>
          <table:table-cell table:style-name="ce6" office:value-type="string">
            <text:p>bytes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track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office:value-type="string">
            <text:p>(8 bits)</text:p>
          </table:table-cell>
          <table:table-cell/>
          <table:table-cell office:value-type="string">
            <text:p>NOTE TRACKS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4" office:value-type="string">
            <text:p>Capacity</text:p>
          </table:table-cell>
          <table:table-cell table:style-name="ce4" office:value-type="float" office:value="8388608">
            <text:p>8388608</text:p>
          </table:table-cell>
          <table:table-cell table:style-name="ce6" office:value-type="string">
            <text:p>bytes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tick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2"/>
          <table:table-cell office:value-type="string">
            <text:p>ECHOS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Number of Pages</text:p>
          </table:table-cell>
          <table:table-cell table:style-name="ce13" office:value-type="float" office:value="32768">
            <text:p>32768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spac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2"/>
          <table:table-cell office:value-type="string">
            <text:p>STEPS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4" office:value-type="string">
            <text:p>Number of Sectors</text:p>
          </table:table-cell>
          <table:table-cell table:style-name="ce4" table:formula="of:=[.L3]/16" office:value-type="float" office:value="2048">
            <text:p>2048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typ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2"/>
          <table:table-cell office:value-type="string">
            <text:p>PATTERNS</text:p>
          </table:table-cell>
          <table:table-cell office:value-type="float" office:value="512">
            <text:p>512</text:p>
          </table:table-cell>
          <table:table-cell table:number-columns-repeated="2"/>
          <table:table-cell table:style-name="ce14" office:value-type="string">
            <text:p>Sectors per Pattern</text:p>
          </table:table-cell>
          <table:table-cell table:style-name="ce4" table:formula="of:=[.L4]/[.H5]" office:value-type="float" office:value="4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attackDecay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har</text:p>
          </table:table-cell>
          <table:table-cell office:value-type="string">
            <text:p>(8 bits)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number-columns-repeated="6"/>
          <table:table-cell table:style-name="ce15" office:value-type="string">
            <text:p>W25Q64 IC only erases pages in groups of 16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 table:style-name="ce8" table:formula="of:=SUM([.C2:.C8])" office:value-type="float" office:value="5">
            <text:p>5</text:p>
          </table:table-cell>
          <table:table-cell table:style-name="ce8" office:value-type="string">
            <text:p>bytes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office:value-type="string">
            <text:p>struct WSTEP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steps[DRUM_TRACKS]</text:p>
          </table:table-cell>
          <table:table-cell table:style-name="ce7" table:formula="of:=1*[.H1]" office:value-type="float" office:value="16">
            <text:p>16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stepsDouble[4]</text:p>
          </table:table-cell>
          <table:table-cell table:style-name="ce7" table:formula="of:=4*2" office:value-type="float" office:value="8">
            <text:p>8</text:p>
          </table:table-cell>
          <table:table-cell table:style-name="ce7" office:value-type="string">
            <text:p>uint16_t</text:p>
          </table:table-cell>
          <table:table-cell office:value-type="string">
            <text:p>(16 bits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oteSteps[NOTE_TRACKS][4]</text:p>
          </table:table-cell>
          <table:table-cell table:style-name="ce7" table:formula="of:=[.H2]*4" office:value-type="float" office:value="32">
            <text:p>32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noteStepsExtras[NOTE_TRACKS][2]</text:p>
          </table:table-cell>
          <table:table-cell table:style-name="ce7" table:formula="of:=[.H2]*2" office:value-type="float" office:value="16">
            <text:p>16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 table:style-name="ce8" table:formula="of:=SUM([.C15:.C20])" office:value-type="float" office:value="72">
            <text:p>72</text:p>
          </table:table-cell>
          <table:table-cell table:style-name="ce8" office:value-type="string">
            <text:p>byte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struct WPATTERN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totalVariation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trackProcessor[DRUM_TRACKS+NOTE_TRACKS]</text:p>
          </table:table-cell>
          <table:table-cell table:style-name="ce7" table:formula="of:=[.H1]+[.H2]" office:value-type="float" office:value="24">
            <text:p>24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lastNote[NOTE_TRACKS]</text:p>
          </table:table-cell>
          <table:table-cell table:style-name="ce7" table:formula="of:=[.H2]" office:value-type="float" office:value="8">
            <text:p>8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echoConfig[ECHOS]</text:p>
          </table:table-cell>
          <table:table-cell table:style-name="ce7" table:formula="of:=[.C9]*[.H3]" office:value-type="float" office:value="20">
            <text:p>20</text:p>
          </table:table-cell>
          <table:table-cell table:style-name="ce7" office:value-type="string">
            <text:p>WECHO</text:p>
          </table:table-cell>
          <table:table-cell office:value-type="string">
            <text:p>byte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extPattern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int16_t</text:p>
          </table:table-cell>
          <table:table-cell office:value-type="string">
            <text:p>(16 bits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epeatPatter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repeatChai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hasIni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stepsData[STEPS]</text:p>
          </table:table-cell>
          <table:table-cell table:style-name="ce7" table:formula="of:=[.C21]*[.H4]" office:value-type="float" office:value="1152">
            <text:p>1152</text:p>
          </table:table-cell>
          <table:table-cell table:style-name="ce7" office:value-type="string">
            <text:p>WSTEPS </text:p>
          </table:table-cell>
          <table:table-cell office:value-type="string">
            <text:p>byte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rackNote[DRUM_TRACKS]</text:p>
          </table:table-cell>
          <table:table-cell table:style-name="ce7" table:formula="of:=[.H1]" office:value-type="float" office:value="16">
            <text:p>16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muteTrack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uint32_t</text:p>
          </table:table-cell>
          <table:table-cell office:value-type="string">
            <text:p>(32 bits)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 table:style-name="ce8" table:formula="of:=SUM([.C26:.C37])" office:value-type="float" office:value="1230">
            <text:p>1230</text:p>
          </table:table-cell>
          <table:table-cell table:style-name="ce8" office:value-type="string">
            <text:p>byt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table:formula="of:=ROUNDUP( [.C38]/[.L1])" office:value-type="float" office:value="5">
            <text:p>5</text:p>
          </table:table-cell>
          <table:table-cell table:style-name="ce9" office:value-type="string">
            <text:p>Pages</text:p>
          </table:table-cell>
          <table:table-cell/>
          <table:table-cell table:style-name="Default" office:value-type="string">
            <text:p>So we have 16 pages per sector, which can hold 3 patterns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Default" office:value-type="string">
            <text:p>That gives us a total of</text:p>
          </table:table-cell>
          <table:table-cell table:style-name="Default"/>
          <table:table-cell table:style-name="ce10" table:formula="of:=[.L5]" office:value-type="float" office:value="4">
            <text:p>4</text:p>
          </table:table-cell>
          <table:table-cell table:style-name="Default" office:value-type="string">
            <text:p>Sectors per Pattern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11" table:formula="of:=[.H40]*16" office:value-type="float" office:value="64">
            <text:p>64</text:p>
          </table:table-cell>
          <table:table-cell table:style-name="ce11" office:value-type="string">
            <text:p>Pages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10" table:formula="of:=INT([.H41]/[.C39])" office:value-type="float" office:value="12">
            <text:p>12</text:p>
          </table:table-cell>
          <table:table-cell table:style-name="Default" office:value-type="string">
            <text:p>Locale Variation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struct WCONFIG</text:p>
          </table:table-cell>
          <table:table-cell table:number-columns-repeated="1023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4" office:value-type="string">
            <text:p>trackMidiCH[DRUM_TRACKS+NOTE_TRACKS]</text:p>
          </table:table-cell>
          <table:table-cell table:style-name="ce7" table:formula="of:=[.H1]+[.H2]" office:value-type="float" office:value="24">
            <text:p>24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accentValues[3]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BPM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seqSyncOu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4" office:value-type="string">
            <text:p>hasIni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midiInputToPatternChanne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yt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midiClockInterna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writeProtectFlash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 table:style-name="ce8" table:formula="of:=SUM([.C45:.C56])" office:value-type="float" office:value="33">
            <text:p>33</text:p>
          </table:table-cell>
          <table:table-cell table:style-name="ce8" office:value-type="string">
            <text:p>byte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9" table:formula="of:=ROUNDUP( [.C57]/[.L1])" office:value-type="float" office:value="1">
            <text:p>1</text:p>
          </table:table-cell>
          <table:table-cell table:style-name="ce9" office:value-type="string">
            <text:p>Pages</text:p>
          </table:table-cell>
          <table:table-cell table:number-columns-repeated="1020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lh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lh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10/23/2018</text:date>, <text:time>16:11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Kalfelz William</meta:initial-creator>
    <meta:creation-date>2018-10-23T13:39:29.34</meta:creation-date>
    <dc:date>2018-10-23T16:11:56.85</dc:date>
    <dc:creator>Guilherme Kalfelz William</dc:creator>
    <meta:editing-duration>PT1H7M14S</meta:editing-duration>
    <meta:editing-cycles>16</meta:editing-cycles>
    <meta:generator>OpenOffice/4.1.3$Win32 OpenOffice.org_project/413m1$Build-9783</meta:generator>
    <meta:document-statistic meta:table-count="3" meta:cell-count="144" meta:object-count="0"/>
  </office:meta>
</office:document-meta>
</file>